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xportContext.has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portContext.checkComple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ExportContext.AbstractExportContext( Item exportRoot , boolean hasStream , IOListener io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portContext.isComp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portContext.AbstractExportContext( Item exportRoot , boolean hasStream , IOListener ioListener , MimeResolver mime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xportContext.informCompleted( boolean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portContext.getExpor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portContext.getIO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portContext.getMim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